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0"/>
    <style:style style:name="ce2" style:family="table-cell" style:parent-style-name="Default" style:data-style-name="N50">
      <style:text-properties style:font-name="Liberation Sans" style:font-name-asian="Arial Unicode MS" style:font-name-complex="Arial Unicode MS"/>
    </style:style>
    <style:style style:name="ce3" style:family="table-cell" style:parent-style-name="Default" style:data-style-name="N51"/>
  </office:automatic-styles>
  <office:body>
    <office:spreadsheet>
      <table:table table:name="Produc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oductID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full_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efeater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ion</text:p>
          </table:table-cell>
          <table:table-cell office:value-type="float" office:value="30" calcext:value-type="float">
            <text:p>3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cardi</text:p>
          </table:table-cell>
          <table:table-cell office:value-type="float" office:value="20" calcext:value-type="float">
            <text:p>2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ose</text:p>
          </table:table-cell>
          <table:table-cell office:value-type="float" office:value="30" calcext:value-type="float">
            <text:p>3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ck</text:p>
          </table:table-cell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.4</text:p>
          </table:table-cell>
        </table:table-row>
      </table:table>
      <table:table table:name="Inventory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ventoryId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dateTime</text:p>
          </table:table-cell>
          <table:table-cell office:value-type="string" calcext:value-type="string">
            <text:p>partial_weight</text:p>
          </table:table-cell>
          <table:table-cell office:value-type="string" calcext:value-type="string">
            <text:p>Product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date" office:date-value="2015-12-16" calcext:value-type="date">
            <text:p>12/16/15 12:00 AM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date" office:date-value="2015-12-16" calcext:value-type="date">
            <text:p>12/16/15 12:00 AM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5-12-16" calcext:value-type="date">
            <text:p>12/16/15 12:00 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16" calcext:value-type="date">
            <text:p>12/16/15 12:00 AM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date" office:date-value="2015-12-16" calcext:value-type="date">
            <text:p>12/16/15 12:00 AM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ales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transactionID</text:p>
          </table:table-cell>
          <table:table-cell office:value-type="string" calcext:value-type="string">
            <text:p>ouncesSol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product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5-12-16" calcext:value-type="date">
            <text:p>12/16/2015 00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date" office:date-value="2015-12-16" calcext:value-type="date">
            <text:p>12/16/2015 00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5-12-16" calcext:value-type="date">
            <text:p>12/16/2015 00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date" office:date-value="2015-12-16" calcext:value-type="date">
            <text:p>12/16/2015 00:0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5-12-16T08:00:00" calcext:value-type="date">
            <text:p>12/16/2015 08:0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5-12-16T08:00:00" calcext:value-type="date">
            <text:p>12/16/2015 08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date" office:date-value="2015-12-16T08:50:00" calcext:value-type="date">
            <text:p>12/16/2015 08:5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date" office:date-value="2015-12-16T08:00:00" calcext:value-type="date">
            <text:p>12/16/2015 08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5-12-16T08:00:00" calcext:value-type="date">
            <text:p>12/16/2015 08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5-12-16T08:00:00" calcext:value-type="date">
            <text:p>12/16/2015 08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date" office:date-value="2015-12-16T08:00:00" calcext:value-type="date">
            <text:p>12/16/2015 08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5-12-16T08:00:00" calcext:value-type="date">
            <text:p>12/16/2015 08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5-12-16T08:00:00" calcext:value-type="date">
            <text:p>12/16/2015 08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date" office:date-value="2015-12-16T08:00:00" calcext:value-type="date">
            <text:p>12/16/2015 08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6T13:04:27.502269000</meta:creation-date>
    <dc:date>2015-12-26T13:27:23.636060000</dc:date>
    <meta:editing-duration>PT7M15S</meta:editing-duration>
    <meta:editing-cycles>1</meta:editing-cycles>
    <meta:document-statistic meta:table-count="3" meta:cell-count="114" meta:object-count="0"/>
    <meta:generator>LibreOffice/4.4.4.3$MacOSX_X86_64 LibreOffice_project/2c39ebcf046445232b798108aa8a7e7d89552ea8</meta:generator>
  </office:meta>
</office:document-meta>
</file>